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d7daf" officeooo:paragraph-rsid="046d7daf" style:font-weight-asian="normal" style:font-weight-complex="normal"/>
    </style:style>
    <style:style style:name="P5" style:family="paragraph" style:parent-style-name="Text_20_body">
      <style:text-properties fo:font-weight="normal" officeooo:rsid="04732e80" officeooo:paragraph-rsid="04732e80" style:font-weight-asian="normal" style:font-weight-complex="normal"/>
    </style:style>
    <style:style style:name="P6" style:family="paragraph" style:parent-style-name="Text_20_body">
      <style:text-properties fo:font-weight="normal" officeooo:rsid="046a643d" officeooo:paragraph-rsid="04869623" style:font-weight-asian="normal" style:font-weight-complex="normal"/>
    </style:style>
    <style:style style:name="P7" style:family="paragraph" style:parent-style-name="Text_20_body">
      <style:text-properties officeooo:rsid="0439377d" officeooo:paragraph-rsid="042a8d29"/>
    </style:style>
    <style:style style:name="P8" style:family="paragraph" style:parent-style-name="Text_20_body" style:list-style-name="L1">
      <style:text-properties fo:font-weight="normal" officeooo:rsid="04732e80" officeooo:paragraph-rsid="0478f358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4732e80" officeooo:paragraph-rsid="04826583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480d227" officeooo:paragraph-rsid="048652eb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2" style:family="paragraph" style:parent-style-name="Text_20_body">
      <style:text-properties fo:font-weight="normal" officeooo:rsid="04929fa3" officeooo:paragraph-rsid="04929fa3" style:font-weight-asian="normal" style:font-weight-complex="normal"/>
    </style:style>
    <style:style style:name="P13" style:family="paragraph" style:parent-style-name="Text_20_body">
      <style:text-properties fo:font-weight="normal" officeooo:rsid="04913fed" officeooo:paragraph-rsid="04913fed" style:font-weight-asian="normal" style:font-weight-complex="normal"/>
    </style:style>
    <style:style style:name="P14" style:family="paragraph" style:parent-style-name="Text_20_body">
      <style:text-properties fo:font-weight="normal" officeooo:rsid="0496e30f" officeooo:paragraph-rsid="0496e30f" style:font-weight-asian="normal" style:font-weight-complex="normal"/>
    </style:style>
    <style:style style:name="P15" style:family="paragraph" style:parent-style-name="Text_20_body" style:list-style-name="L2">
      <style:text-properties officeooo:paragraph-rsid="042a8d29"/>
    </style:style>
    <style:style style:name="P16" style:family="paragraph" style:parent-style-name="Text_20_body" style:list-style-name="L2">
      <style:text-properties officeooo:rsid="047097da" officeooo:paragraph-rsid="047097da"/>
    </style:style>
    <style:style style:name="P17" style:family="paragraph" style:parent-style-name="Text_20_body" style:list-style-name="L2">
      <style:text-properties officeooo:rsid="043e3775" officeooo:paragraph-rsid="042a8d29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929fa3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602e82" officeooo:paragraph-rsid="04929fa3"/>
    </style:style>
    <style:style style:name="P20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30e5f1" style:font-weight-asian="normal" style:font-weight-complex="normal"/>
    </style:style>
    <style:style style:name="T7" style:family="text">
      <style:text-properties fo:font-weight="normal" officeooo:rsid="04929fa3" style:font-weight-asian="normal" style:font-weight-complex="normal"/>
    </style:style>
    <style:style style:name="T8" style:family="text">
      <style:text-properties fo:font-weight="normal" officeooo:rsid="04945d2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46d3db9"/>
    </style:style>
    <style:style style:name="T11" style:family="text">
      <style:text-properties officeooo:rsid="04732e80"/>
    </style:style>
    <style:style style:name="T12" style:family="text">
      <style:text-properties officeooo:rsid="0478f358"/>
    </style:style>
    <style:style style:name="T13" style:family="text">
      <style:text-properties officeooo:rsid="0480d227"/>
    </style:style>
    <style:style style:name="T14" style:family="text">
      <style:text-properties officeooo:rsid="04826583"/>
    </style:style>
    <style:style style:name="T15" style:family="text">
      <style:text-properties officeooo:rsid="048652eb"/>
    </style:style>
    <style:style style:name="T16" style:family="text">
      <style:text-properties officeooo:rsid="048bcdfd"/>
    </style:style>
    <style:style style:name="T17" style:family="text">
      <style:text-properties officeooo:rsid="048bdc2a"/>
    </style:style>
    <style:style style:name="T18" style:family="text">
      <style:text-properties officeooo:rsid="048e0221"/>
    </style:style>
    <style:style style:name="T19" style:family="text">
      <style:text-properties officeooo:rsid="04904358"/>
    </style:style>
    <style:style style:name="T20" style:family="text">
      <style:text-properties officeooo:rsid="04929fa3"/>
    </style:style>
    <style:style style:name="T21" style:family="text">
      <style:text-properties officeooo:rsid="04315cd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מטלה <text:span text:style-name="T10">7</text:span></text:h>
      <text:p text:style-name="P6">כיתבו מערכת המאפשרת להריץ משחק איקס-עיגול בין שחקנים אוטומטיים. <text:span text:style-name="T11"><text:s text:c="2"/>השתמשו במחלקה Board ושאר המחלקות שכתבתם במטלה הקודמת. אפשר להשתמש באותו מאגר בגיטהאב.</text:span></text:p>
      <text:p text:style-name="P5">בפרט, עליכם לכתוב <text:span text:style-name="T13">שלוש</text:span> מחלקות<text:span text:style-name="T19"> חדשות</text:span>:</text:p>
      <text:list xml:id="list4426250776630465251" text:style-name="L1">
        <text:list-item>
          <text:p text:style-name="P8">Player - מחלקה וירטואלית טהורה המייצגת שחקן במשחק.<text:span text:style-name="T12"> <text:s text:c="2"/></text:span>בקובץ DummyPlayers.h ישנן מספר דוגמאות לשחקנים היורשים את Player ומממשים אסטרטגיות משחק שונות<text:span text:style-name="T16">. עליכם לכתוב את המחלקה Player בהתאם. אין לשנות את הקבצים הנתונים.</text:span></text:p>
        </text:list-item>
        <text:list-item>
          <text:p text:style-name="P9">TicTacToe - מחלקה <text:span text:style-name="T17">המבצעת את</text:span> המשחק עצמו. המחלקה מאותחלת עם מספר המייצג את גודל הלוח. יש לה שיטה בשם play המריצה משחק שלם עם שני שחקנים נתונים<text:span text:style-name="T14">. השחקן הראשון משחק באיקס והשחקן השני משחק בעיגול. <text:s/>למחלקה יש שיטה </text:span>בשם board<text:span text:style-name="T14"> המחזירה את הלוח הסופי (לאחר שהמשחק הסתיים). <text:s/>כמו כן יש לה שיטה בשם w</text:span>inner <text:s/><text:span text:style-name="T14">המחזירה את השחקן המנצח. <text:s/>אם יש תיקו - השחקן השני (עיגול) נחשב כמנצח. <text:s/>ראו דוגמה בקובץ main.cpp המצורף. </text:span></text:p>
        </text:list-item>
        <text:list-item>
          <text:p text:style-name="P10">Champion - מחלקה היורשת את Player<text:span text:style-name="T15">. השם המוחזר מהשיטה name צריך להיות השם שלכם (הסטודנטים המגישים).</text:span> <text:span text:style-name="T18">השיטה play צריכה להיות מספיק חכמה כך שתנצח </text:span>את כל ארבעת השחקנים ב-DummyPlayers בין אם היא משחקת <text:span text:style-name="T15">באיקס או בעיגול.</text:span></text:p>
        </text:list-item>
      </text:list>
      <text:p text:style-name="P13"/>
      <text:p text:style-name="P12">קישור להגשה אוטומטית ייפתח בהמשך. בינתיים מומלץ לכתוב בדיקות יחידה מקיפות משלכם.</text:p>
      <text:p text:style-name="P12"><text:span text:style-name="T9">הגשה</text:span>: הפעם אין צורך להגיש קובץ מייק. <text:s/>אנחנו נעתיק לתיקיה שלכם קובץ main.cpp משלנו ונריץ:</text:p>
      <text:p text:style-name="P19"><text:span text:style-name="T8">c</text:span><text:span text:style-name="T6">lang++-5.0 -std=c++</text:span><text:span text:style-name="T7">14</text:span><text:span text:style-name="T6"> *.cpp</text:span></text:p>
      <text:p text:style-name="P18"><text:span text:style-name="T21">./a.out</text:span></text:p>
      <text:p text:style-name="P14">מומלץ לכתוב את כל בדיקות-היחידה שלכם בקובץ main.cpp שלכם, או בתת-תיקיה בשם tests.</text:p>
      <text:p text:style-name="P12"/>
      <text:p text:style-name="P4"/>
      <text:p text:style-name="P7"><text:span text:style-name="T9">דגשים</text:span><text:span text:style-name="T1">: </text:span></text:p>
      <text:list xml:id="list834582991497730846" text:style-name="L2">
        <text:list-item>
          <text:p text:style-name="P15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6"><text:span text:style-name="T2">י</text:span><text:span text:style-name="T1">ש להקפיד על כללי הנדסת תוכנה, ובפרט: קוד קריא, תיעוד ובדיקות-יחידה לכל המחלקות.</text:span></text:p>
        </text:list-item>
        <text:list-item>
          <text:p text:style-name="P11">מותר להשתמש בתכונות מתקדמות של שפת ++C גם אם עדיין לא נלמדו בהרצאות.</text:p>
        </text:list-item>
        <text:list-item>
          <text:p text:style-name="P17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1T10:31:57.836686353</dc:date>
    <meta:editing-duration>P8DT5H52M29S</meta:editing-duration>
    <meta:editing-cycles>1066</meta:editing-cycles>
    <meta:document-statistic meta:table-count="0" meta:image-count="0" meta:object-count="0" meta:page-count="1" meta:paragraph-count="18" meta:word-count="298" meta:character-count="1715" meta:non-whitespace-character-count="1430"/>
  </office:meta>
</office:document-meta>
</file>